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4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5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T1" style:family="text">
      <style:text-properties officeooo:rsid="00259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hentication and Security</text:p>
      <text:p text:style-name="P3">Design overview of the websites:</text:p>
      <text:p text:style-name="P3">Home → register | login → secrets </text:p>
      <text:p text:style-name="P3"/>
      <text:p text:style-name="P1">Level 1 <text:span text:style-name="T1">S</text:span>ecurity</text:p>
      <text:p text:style-name="P4">Creating an account and storing their email and password. </text:p>
      <text:p text:style-name="P5"/>
      <text:p text:style-name="P2">Level 2 Security</text:p>
      <text:p text:style-name="P2"/>
      <text:p text:style-name="P2">Level 3 Security</text:p>
      <text:p text:style-name="P2"/>
      <text:p text:style-name="P2">Level 4 Security</text:p>
      <text:p text:style-name="P2"/>
      <text:p text:style-name="P2">Level 5 Security</text:p>
      <text:p text:style-name="P2"/>
      <text:p text:style-name="P2">Level 6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0T20:44:40.443547220</dc:date>
    <meta:editing-duration>PT54M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2" meta:character-count="247" meta:non-whitespace-character-count="213"/>
  </office:meta>
</office:document-meta>
</file>